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2a4" officeooo:paragraph-rsid="10bf2f04"/>
    </style:style>
    <style:style style:name="P2" style:family="paragraph" style:parent-style-name="Standard">
      <style:text-properties officeooo:rsid="000e92a4" officeooo:paragraph-rsid="0e66fb2e"/>
    </style:style>
    <style:style style:name="P3" style:family="paragraph" style:parent-style-name="Standard">
      <style:text-properties officeooo:rsid="000e92a4" officeooo:paragraph-rsid="10c1d99d"/>
    </style:style>
    <style:style style:name="P4" style:family="paragraph" style:parent-style-name="Standard">
      <style:text-properties officeooo:rsid="000e92a4" officeooo:paragraph-rsid="122656b8"/>
    </style:style>
    <style:style style:name="P5" style:family="paragraph" style:parent-style-name="Standard">
      <style:text-properties officeooo:rsid="000e92a4" officeooo:paragraph-rsid="05e4c3bf"/>
    </style:style>
    <style:style style:name="P6" style:family="paragraph" style:parent-style-name="Standard">
      <style:text-properties fo:font-weight="bold" officeooo:rsid="000dee6c" officeooo:paragraph-rsid="000dee6c" style:font-weight-asian="bold" style:font-weight-complex="bold"/>
    </style:style>
    <style:style style:name="P7" style:family="paragraph" style:parent-style-name="Standard">
      <style:text-properties fo:font-weight="bold" officeooo:rsid="03a4af8d" officeooo:paragraph-rsid="03a4af8d" style:font-weight-asian="bold" style:font-weight-complex="bold"/>
    </style:style>
    <style:style style:name="P8" style:family="paragraph" style:parent-style-name="Standard">
      <style:text-properties fo:font-weight="bold" officeooo:rsid="05b3cedb" officeooo:paragraph-rsid="05b3cedb" style:font-weight-asian="bold" style:font-weight-complex="bold"/>
    </style:style>
    <style:style style:name="P9" style:family="paragraph" style:parent-style-name="Standard">
      <style:text-properties fo:font-weight="bold" officeooo:rsid="0eb47608" officeooo:paragraph-rsid="11085755" style:font-weight-asian="bold" style:font-weight-complex="bold"/>
    </style:style>
    <style:style style:name="P10" style:family="paragraph" style:parent-style-name="Standard">
      <style:text-properties fo:font-weight="bold" officeooo:rsid="10bf2f04" officeooo:paragraph-rsid="10bf2f04" style:font-weight-asian="bold" style:font-weight-complex="bold"/>
    </style:style>
    <style:style style:name="P11" style:family="paragraph" style:parent-style-name="Standard">
      <style:text-properties fo:font-weight="bold" officeooo:rsid="11c758e7" officeooo:paragraph-rsid="11c758e7" style:font-weight-asian="bold" style:font-weight-complex="bold"/>
    </style:style>
    <style:style style:name="P12" style:family="paragraph" style:parent-style-name="Standard">
      <style:text-properties fo:font-weight="bold" officeooo:rsid="0420a7b4" officeooo:paragraph-rsid="0082c8c8" style:font-weight-asian="bold" style:font-weight-complex="bold"/>
    </style:style>
    <style:style style:name="P13" style:family="paragraph" style:parent-style-name="Standard">
      <style:text-properties fo:font-weight="bold" officeooo:rsid="0420a7b4" officeooo:paragraph-rsid="00274fe9" style:font-weight-asian="bold" style:font-weight-complex="bold"/>
    </style:style>
    <style:style style:name="P14" style:family="paragraph" style:parent-style-name="Standard">
      <style:text-properties fo:font-weight="bold" officeooo:rsid="124e68a6" officeooo:paragraph-rsid="124e68a6" style:font-weight-asian="bold" style:font-weight-complex="bold"/>
    </style:style>
    <style:style style:name="P15" style:family="paragraph" style:parent-style-name="Standard">
      <style:text-properties fo:font-weight="normal" officeooo:rsid="004909a9" officeooo:paragraph-rsid="111db154" style:font-weight-asian="normal" style:font-weight-complex="normal"/>
    </style:style>
    <style:style style:name="P16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17" style:family="paragraph" style:parent-style-name="Standard">
      <style:text-properties fo:font-weight="normal" officeooo:rsid="03b3e00c" officeooo:paragraph-rsid="065f1ab7" style:font-weight-asian="normal" style:font-weight-complex="normal"/>
    </style:style>
    <style:style style:name="P18" style:family="paragraph" style:parent-style-name="Standard">
      <style:text-properties fo:font-weight="normal" officeooo:rsid="000e92a4" officeooo:paragraph-rsid="10f575ea" style:font-weight-asian="normal" style:font-weight-complex="normal"/>
    </style:style>
    <style:style style:name="P19" style:family="paragraph" style:parent-style-name="Standard">
      <style:text-properties fo:font-weight="normal" officeooo:rsid="000e92a4" officeooo:paragraph-rsid="09ae4471" style:font-weight-asian="normal" style:font-weight-complex="normal"/>
    </style:style>
    <style:style style:name="P20" style:family="paragraph" style:parent-style-name="Standard">
      <style:text-properties fo:font-weight="normal" officeooo:rsid="0fef7e94" officeooo:paragraph-rsid="11085755" style:font-weight-asian="normal" style:font-weight-complex="normal"/>
    </style:style>
    <style:style style:name="P21" style:family="paragraph" style:parent-style-name="Standard">
      <style:text-properties fo:font-weight="normal" officeooo:rsid="0cd5cfb4" officeooo:paragraph-rsid="10c54f58" style:font-weight-asian="normal" style:font-weight-complex="normal"/>
    </style:style>
    <style:style style:name="P22" style:family="paragraph" style:parent-style-name="Standard">
      <style:text-properties fo:font-weight="normal" officeooo:rsid="0abcbed7" officeooo:paragraph-rsid="10f575ea" style:font-weight-asian="normal" style:font-weight-complex="normal"/>
    </style:style>
    <style:style style:name="P23" style:family="paragraph" style:parent-style-name="Standard">
      <style:text-properties fo:font-weight="normal" officeooo:rsid="0b7b8ba0" officeooo:paragraph-rsid="1119f992" style:font-weight-asian="normal" style:font-weight-complex="normal"/>
    </style:style>
    <style:style style:name="P24" style:family="paragraph" style:parent-style-name="Standard">
      <style:text-properties fo:font-weight="normal" officeooo:rsid="0b3f114a" officeooo:paragraph-rsid="10f575ea" style:font-weight-asian="normal" style:font-weight-complex="normal"/>
    </style:style>
    <style:style style:name="P25" style:family="paragraph" style:parent-style-name="Standard">
      <style:text-properties fo:font-weight="normal" officeooo:rsid="0b5498de" officeooo:paragraph-rsid="10f575ea" style:font-weight-asian="normal" style:font-weight-complex="normal"/>
    </style:style>
    <style:style style:name="P26" style:family="paragraph" style:parent-style-name="Standard">
      <style:text-properties fo:font-weight="normal" officeooo:rsid="00b5bc53" officeooo:paragraph-rsid="10f575ea" style:font-weight-asian="normal" style:font-weight-complex="normal"/>
    </style:style>
    <style:style style:name="P27" style:family="paragraph" style:parent-style-name="Standard">
      <style:text-properties fo:font-weight="normal" officeooo:rsid="0c05b642" officeooo:paragraph-rsid="10f575ea" style:font-weight-asian="normal" style:font-weight-complex="normal"/>
    </style:style>
    <style:style style:name="P28" style:family="paragraph" style:parent-style-name="Standard">
      <style:text-properties fo:font-weight="normal" officeooo:rsid="0c33bf29" officeooo:paragraph-rsid="10f575ea" style:font-weight-asian="normal" style:font-weight-complex="normal"/>
    </style:style>
    <style:style style:name="P29" style:family="paragraph" style:parent-style-name="Standard">
      <style:text-properties fo:font-weight="normal" officeooo:rsid="0a4aaa0e" officeooo:paragraph-rsid="10f575ea" style:font-weight-asian="normal" style:font-weight-complex="normal"/>
    </style:style>
    <style:style style:name="P30" style:family="paragraph" style:parent-style-name="Standard">
      <style:text-properties fo:font-weight="normal" officeooo:rsid="0adb0f1e" officeooo:paragraph-rsid="10f575ea" style:font-weight-asian="normal" style:font-weight-complex="normal"/>
    </style:style>
    <style:style style:name="P31" style:family="paragraph" style:parent-style-name="Standard">
      <style:text-properties fo:font-weight="normal" officeooo:rsid="0995b7a3" officeooo:paragraph-rsid="10f575ea" style:font-weight-asian="normal" style:font-weight-complex="normal"/>
    </style:style>
    <style:style style:name="P32" style:family="paragraph" style:parent-style-name="Standard">
      <style:text-properties fo:font-weight="normal" officeooo:rsid="036ade4a" officeooo:paragraph-rsid="10f575ea" style:font-weight-asian="normal" style:font-weight-complex="normal"/>
    </style:style>
    <style:style style:name="P33" style:family="paragraph" style:parent-style-name="Standard">
      <style:text-properties fo:font-weight="normal" officeooo:rsid="0020b78a" officeooo:paragraph-rsid="10bf2f04" style:font-weight-asian="normal" style:font-weight-complex="normal"/>
    </style:style>
    <style:style style:name="P34" style:family="paragraph" style:parent-style-name="Standard">
      <style:text-properties fo:font-weight="normal" officeooo:rsid="0058dda6" officeooo:paragraph-rsid="10ff2a0f" style:font-weight-asian="normal" style:font-weight-complex="normal"/>
    </style:style>
    <style:style style:name="P35" style:family="paragraph" style:parent-style-name="Standard">
      <style:text-properties fo:font-weight="normal" officeooo:rsid="074a24d6" officeooo:paragraph-rsid="122656b8" style:font-weight-asian="normal" style:font-weight-complex="normal"/>
    </style:style>
    <style:style style:name="P36" style:family="paragraph" style:parent-style-name="Standard">
      <style:text-properties fo:font-weight="normal" officeooo:rsid="09c29e1f" officeooo:paragraph-rsid="122656b8" style:font-weight-asian="normal" style:font-weight-complex="normal"/>
    </style:style>
    <style:style style:name="P37" style:family="paragraph" style:parent-style-name="Standard">
      <style:text-properties fo:font-weight="normal" officeooo:rsid="00cddacf" officeooo:paragraph-rsid="122656b8" style:font-weight-asian="normal" style:font-weight-complex="normal"/>
    </style:style>
    <style:style style:name="P38" style:family="paragraph" style:parent-style-name="Standard">
      <style:text-properties fo:font-weight="normal" officeooo:rsid="046cff68" officeooo:paragraph-rsid="055290bf" style:font-weight-asian="normal" style:font-weight-complex="normal"/>
    </style:style>
    <style:style style:name="P39" style:family="paragraph" style:parent-style-name="Standard">
      <style:text-properties fo:font-weight="normal" officeooo:rsid="046cff68" officeooo:paragraph-rsid="0ae37fd1" style:font-weight-asian="normal" style:font-weight-complex="normal"/>
    </style:style>
    <style:style style:name="P40" style:family="paragraph" style:parent-style-name="Standard">
      <style:text-properties fo:font-weight="normal" officeooo:rsid="05b3cedb" officeooo:paragraph-rsid="05c4684b" style:font-weight-asian="normal" style:font-weight-complex="normal"/>
    </style:style>
    <style:style style:name="P41" style:family="paragraph" style:parent-style-name="Standard">
      <style:text-properties fo:font-weight="normal" officeooo:rsid="05b3cedb" officeooo:paragraph-rsid="05c7c6cf" style:font-weight-asian="normal" style:font-weight-complex="normal"/>
    </style:style>
    <style:style style:name="P42" style:family="paragraph" style:parent-style-name="Standard">
      <style:text-properties fo:font-weight="normal" officeooo:rsid="05bafdc2" officeooo:paragraph-rsid="05c7c6cf" style:font-weight-asian="normal" style:font-weight-complex="normal"/>
    </style:style>
    <style:style style:name="P43" style:family="paragraph" style:parent-style-name="Standard">
      <style:text-properties fo:font-weight="normal" officeooo:rsid="0017decc" officeooo:paragraph-rsid="0ae37fd1" style:font-weight-asian="normal" style:font-weight-complex="normal"/>
    </style:style>
    <style:style style:name="P44" style:family="paragraph" style:parent-style-name="Standard">
      <style:text-properties fo:font-weight="normal" officeooo:rsid="0015ced4" officeooo:paragraph-rsid="05e4c3bf" style:font-weight-asian="normal" style:font-weight-complex="normal"/>
    </style:style>
    <style:style style:name="P45" style:family="paragraph" style:parent-style-name="Standard">
      <style:text-properties fo:font-weight="normal" officeooo:rsid="125332d1" officeooo:paragraph-rsid="125332d1" style:font-weight-asian="normal" style:font-weight-complex="normal"/>
    </style:style>
    <style:style style:name="P46" style:family="paragraph" style:parent-style-name="Standard">
      <style:text-properties fo:font-weight="normal" officeooo:rsid="125e7369" officeooo:paragraph-rsid="125e7369" style:font-weight-asian="normal" style:font-weight-complex="normal"/>
    </style:style>
    <style:style style:name="P47" style:family="paragraph" style:parent-style-name="Standard">
      <style:text-properties fo:font-weight="normal" officeooo:rsid="127aff7c" officeooo:paragraph-rsid="127aff7c" style:font-weight-asian="normal" style:font-weight-complex="normal"/>
    </style:style>
    <style:style style:name="P48" style:family="paragraph" style:parent-style-name="Standard">
      <style:text-properties officeooo:rsid="004909a9" officeooo:paragraph-rsid="111db154"/>
    </style:style>
    <style:style style:name="P49" style:family="paragraph" style:parent-style-name="Standard">
      <style:text-properties officeooo:rsid="0082c8c8" officeooo:paragraph-rsid="111db154"/>
    </style:style>
    <style:style style:name="P50" style:family="paragraph" style:parent-style-name="Standard">
      <style:text-properties officeooo:rsid="00274fe9" officeooo:paragraph-rsid="10bf2f04"/>
    </style:style>
    <style:style style:name="P51" style:family="paragraph" style:parent-style-name="Standard">
      <style:text-properties officeooo:rsid="00274fe9" officeooo:paragraph-rsid="00274fe9"/>
    </style:style>
    <style:style style:name="P52" style:family="paragraph" style:parent-style-name="Standard">
      <style:text-properties style:text-underline-style="none" fo:font-weight="normal" officeooo:rsid="0eb6326b" officeooo:paragraph-rsid="11085755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ed116e4" officeooo:paragraph-rsid="11085755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f150731" officeooo:paragraph-rsid="11085755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f97505f" officeooo:paragraph-rsid="11085755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f97505f" officeooo:paragraph-rsid="122656b8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fef7e94" officeooo:paragraph-rsid="11085755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e2a18d6" officeooo:paragraph-rsid="11085755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fc4c7a5" officeooo:paragraph-rsid="11085755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106c98c7" officeooo:paragraph-rsid="11085755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edd4ccf" officeooo:paragraph-rsid="10f575ea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997cba1" officeooo:paragraph-rsid="10f575ea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98d1073" officeooo:paragraph-rsid="10f575ea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9c0f7d8" officeooo:paragraph-rsid="10f575ea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cd0ed5c" officeooo:paragraph-rsid="11085755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d8fd150" officeooo:paragraph-rsid="11d0d07e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114b3081" officeooo:paragraph-rsid="11d0d07e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f9ab3e7" officeooo:paragraph-rsid="11ceb83f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f9ab3e7" officeooo:paragraph-rsid="122656b8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f136215" officeooo:paragraph-rsid="11d0d07e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11dfbe5f" officeooo:paragraph-rsid="11e6e570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11fed0ce" officeooo:paragraph-rsid="120cd420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117ca3bb" officeooo:paragraph-rsid="120cd420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117ca3bb" officeooo:paragraph-rsid="122656b8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11689fca" officeooo:paragraph-rsid="120cd420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11689fca" officeooo:paragraph-rsid="122656b8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120f1fde" officeooo:paragraph-rsid="120f1fde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10da2995" officeooo:paragraph-rsid="11d1b972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10da2995" officeooo:paragraph-rsid="122656b8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11758745" officeooo:paragraph-rsid="122656b8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e863060" officeooo:paragraph-rsid="122656b8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11853835" officeooo:paragraph-rsid="122656b8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ff28c1a" officeooo:paragraph-rsid="122656b8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816e390" officeooo:paragraph-rsid="122656b8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df8bd63" officeooo:paragraph-rsid="122656b8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10dc25ff" officeooo:paragraph-rsid="122656b8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d3be487" officeooo:paragraph-rsid="122656b8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e7e7e6f" officeooo:paragraph-rsid="122656b8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e782bd1" officeooo:paragraph-rsid="122656b8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cddacf" officeooo:paragraph-rsid="122656b8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127165fd" officeooo:paragraph-rsid="127165fd" style:font-weight-asian="normal" style:font-weight-complex="normal"/>
    </style:style>
    <style:style style:name="P92" style:family="paragraph" style:parent-style-name="Standard">
      <style:text-properties style:text-underline-style="none" fo:font-weight="bold" officeooo:rsid="100333e6" officeooo:paragraph-rsid="122656b8" style:font-weight-asian="bold" style:font-weight-complex="bold"/>
    </style:style>
    <style:style style:name="P93" style:family="paragraph" style:parent-style-name="Standard">
      <style:text-properties officeooo:rsid="0eb47608" officeooo:paragraph-rsid="11085755"/>
    </style:style>
    <style:style style:name="P94" style:family="paragraph" style:parent-style-name="Standard">
      <style:text-properties officeooo:rsid="0eb4a4f5" officeooo:paragraph-rsid="11085755"/>
    </style:style>
    <style:style style:name="P95" style:family="paragraph" style:parent-style-name="Standard">
      <style:text-properties officeooo:rsid="0428c917" officeooo:paragraph-rsid="11085755"/>
    </style:style>
    <style:style style:name="P96" style:family="paragraph" style:parent-style-name="Standard">
      <style:text-properties officeooo:rsid="10a01283" officeooo:paragraph-rsid="11085755"/>
    </style:style>
    <style:style style:name="P97" style:family="paragraph" style:parent-style-name="Standard">
      <style:text-properties officeooo:rsid="115206fd" officeooo:paragraph-rsid="12373d4f"/>
    </style:style>
    <style:style style:name="P98" style:family="paragraph" style:parent-style-name="Standard">
      <style:text-properties officeooo:rsid="036ade4a" officeooo:paragraph-rsid="055290bf"/>
    </style:style>
    <style:style style:name="P99" style:family="paragraph" style:parent-style-name="Standard">
      <style:text-properties officeooo:rsid="036ade4a" officeooo:paragraph-rsid="1100674b"/>
    </style:style>
    <style:style style:name="P100" style:family="paragraph" style:parent-style-name="Standard">
      <style:text-properties fo:font-weight="normal" officeooo:rsid="046cff68" officeooo:paragraph-rsid="055290bf" style:font-weight-asian="normal" style:font-weight-complex="normal"/>
    </style:style>
    <style:style style:name="P101" style:family="paragraph" style:parent-style-name="Standard">
      <style:text-properties fo:font-weight="normal" officeooo:rsid="04a261af" officeooo:paragraph-rsid="111db154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4909a9" officeooo:paragraph-rsid="12373d4f" style:font-weight-asian="normal" style:font-weight-complex="normal"/>
    </style:style>
    <style:style style:name="T1" style:family="text">
      <style:text-properties officeooo:rsid="001d1c22"/>
    </style:style>
    <style:style style:name="T2" style:family="text">
      <style:text-properties officeooo:rsid="002c864d"/>
    </style:style>
    <style:style style:name="T3" style:family="text">
      <style:text-properties officeooo:rsid="008de0e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b00649" style:font-weight-asian="normal" style:font-weight-complex="normal"/>
    </style:style>
    <style:style style:name="T6" style:family="text">
      <style:text-properties fo:font-weight="normal" officeooo:rsid="04373110" style:font-weight-asian="normal" style:font-weight-complex="normal"/>
    </style:style>
    <style:style style:name="T7" style:family="text">
      <style:text-properties fo:font-weight="normal" officeooo:rsid="04573e03" style:font-weight-asian="normal" style:font-weight-complex="normal"/>
    </style:style>
    <style:style style:name="T8" style:family="text">
      <style:text-properties fo:font-weight="normal" officeooo:rsid="0020b78a" style:font-weight-asian="normal" style:font-weight-complex="normal"/>
    </style:style>
    <style:style style:name="T9" style:family="text">
      <style:text-properties fo:font-weight="normal" officeooo:rsid="046cff68" style:font-weight-asian="normal" style:font-weight-complex="normal"/>
    </style:style>
    <style:style style:name="T10" style:family="text">
      <style:text-properties fo:font-weight="normal" officeooo:rsid="10bcc115" style:font-weight-asian="normal" style:font-weight-complex="normal"/>
    </style:style>
    <style:style style:name="T11" style:family="text">
      <style:text-properties fo:font-weight="normal" officeooo:rsid="058fddf3" style:font-weight-asian="normal" style:font-weight-complex="normal"/>
    </style:style>
    <style:style style:name="T12" style:family="text">
      <style:text-properties fo:font-weight="normal" officeooo:rsid="054bce8c" style:font-weight-asian="normal" style:font-weight-complex="normal"/>
    </style:style>
    <style:style style:name="T13" style:family="text">
      <style:text-properties fo:font-weight="normal" officeooo:rsid="04a261af" style:font-weight-asian="normal" style:font-weight-complex="normal"/>
    </style:style>
    <style:style style:name="T14" style:family="text">
      <style:text-properties officeooo:rsid="00b97083"/>
    </style:style>
    <style:style style:name="T15" style:family="text">
      <style:text-properties officeooo:rsid="014b09bc"/>
    </style:style>
    <style:style style:name="T16" style:family="text">
      <style:text-properties officeooo:rsid="014e3fb8"/>
    </style:style>
    <style:style style:name="T17" style:family="text">
      <style:text-properties officeooo:rsid="0158dfb2"/>
    </style:style>
    <style:style style:name="T18" style:family="text">
      <style:text-properties officeooo:rsid="03b4d24a"/>
    </style:style>
    <style:style style:name="T19" style:family="text">
      <style:text-properties officeooo:rsid="03f7d347"/>
    </style:style>
    <style:style style:name="T20" style:family="text">
      <style:text-properties officeooo:rsid="044b77d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420a7b4" style:font-weight-asian="bold" style:font-weight-complex="bold"/>
    </style:style>
    <style:style style:name="T23" style:family="text">
      <style:text-properties fo:font-weight="bold" officeooo:rsid="084af225" style:font-weight-asian="bold" style:font-weight-complex="bold"/>
    </style:style>
    <style:style style:name="T24" style:family="text">
      <style:text-properties fo:font-weight="bold" officeooo:rsid="004909a9" style:font-weight-asian="bold" style:font-weight-complex="bold"/>
    </style:style>
    <style:style style:name="T25" style:family="text">
      <style:text-properties officeooo:rsid="05b8de8c"/>
    </style:style>
    <style:style style:name="T26" style:family="text">
      <style:text-properties officeooo:rsid="05c550f8"/>
    </style:style>
    <style:style style:name="T27" style:family="text">
      <style:text-properties officeooo:rsid="002538db"/>
    </style:style>
    <style:style style:name="T28" style:family="text">
      <style:text-properties officeooo:rsid="066d3f8a"/>
    </style:style>
    <style:style style:name="T29" style:family="text">
      <style:text-properties officeooo:rsid="06abe5da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a3ab35e"/>
    </style:style>
    <style:style style:name="T32" style:family="text">
      <style:text-properties style:text-underline-style="none" officeooo:rsid="0bed6560"/>
    </style:style>
    <style:style style:name="T33" style:family="text">
      <style:text-properties style:text-underline-style="none" officeooo:rsid="0ee6efe4"/>
    </style:style>
    <style:style style:name="T34" style:family="text">
      <style:text-properties style:text-underline-style="none" officeooo:rsid="0bed9e50"/>
    </style:style>
    <style:style style:name="T35" style:family="text">
      <style:text-properties style:text-underline-style="none" officeooo:rsid="0ee9be92"/>
    </style:style>
    <style:style style:name="T36" style:family="text">
      <style:text-properties style:text-underline-style="none" officeooo:rsid="0ea5fa5e"/>
    </style:style>
    <style:style style:name="T37" style:family="text">
      <style:text-properties style:text-underline-style="none" officeooo:rsid="1038e4c2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12230182" style:font-weight-asian="normal" style:font-weight-complex="normal"/>
    </style:style>
    <style:style style:name="T40" style:family="text">
      <style:text-properties officeooo:rsid="099c2f14"/>
    </style:style>
    <style:style style:name="T41" style:family="text">
      <style:text-properties officeooo:rsid="099f1bd5"/>
    </style:style>
    <style:style style:name="T42" style:family="text">
      <style:text-properties officeooo:rsid="099fd259"/>
    </style:style>
    <style:style style:name="T43" style:family="text">
      <style:text-properties officeooo:rsid="09aaf48c"/>
    </style:style>
    <style:style style:name="T44" style:family="text">
      <style:text-properties officeooo:rsid="0b52c6dc"/>
    </style:style>
    <style:style style:name="T45" style:family="text">
      <style:text-properties officeooo:rsid="0c302606"/>
    </style:style>
    <style:style style:name="T46" style:family="text">
      <style:text-properties officeooo:rsid="0d63d4e3"/>
    </style:style>
    <style:style style:name="T47" style:family="text">
      <style:text-properties officeooo:rsid="0d93fb53"/>
    </style:style>
    <style:style style:name="T48" style:family="text">
      <style:text-properties officeooo:rsid="0ed6fd86"/>
    </style:style>
    <style:style style:name="T49" style:family="text">
      <style:text-properties officeooo:rsid="0f0c9a50"/>
    </style:style>
    <style:style style:name="T50" style:family="text">
      <style:text-properties officeooo:rsid="0f5f849e"/>
    </style:style>
    <style:style style:name="T51" style:family="text">
      <style:text-properties officeooo:rsid="10074c3d"/>
    </style:style>
    <style:style style:name="T52" style:family="text">
      <style:text-properties officeooo:rsid="10fbd243"/>
    </style:style>
    <style:style style:name="T53" style:family="text">
      <style:text-properties officeooo:rsid="00d16a59"/>
    </style:style>
    <style:style style:name="T54" style:family="text">
      <style:text-properties officeooo:rsid="00cee934"/>
    </style:style>
    <style:style style:name="T55" style:family="text">
      <style:text-properties officeooo:rsid="00cfcb11"/>
    </style:style>
    <style:style style:name="T56" style:family="text">
      <style:text-properties officeooo:rsid="00d5e3aa"/>
    </style:style>
    <style:style style:name="T57" style:family="text">
      <style:text-properties officeooo:rsid="112a5ac3"/>
    </style:style>
    <style:style style:name="T58" style:family="text">
      <style:text-properties officeooo:rsid="114b3081"/>
    </style:style>
    <style:style style:name="T59" style:family="text">
      <style:text-properties officeooo:rsid="114d40ea"/>
    </style:style>
    <style:style style:name="T60" style:family="text">
      <style:text-properties officeooo:rsid="11786693"/>
    </style:style>
    <style:style style:name="T61" style:family="text">
      <style:text-properties officeooo:rsid="118b04f2"/>
    </style:style>
    <style:style style:name="T62" style:family="text">
      <style:text-properties officeooo:rsid="118e8458"/>
    </style:style>
    <style:style style:name="T63" style:family="text">
      <style:text-properties officeooo:rsid="1190b3dd"/>
    </style:style>
    <style:style style:name="T64" style:family="text">
      <style:text-properties officeooo:rsid="046cff68"/>
    </style:style>
    <style:style style:name="T65" style:family="text">
      <style:text-properties officeooo:rsid="11cbbe23"/>
    </style:style>
    <style:style style:name="T66" style:family="text">
      <style:text-properties officeooo:rsid="116a24d5"/>
    </style:style>
    <style:style style:name="T67" style:family="text">
      <style:text-properties officeooo:rsid="11e52c49"/>
    </style:style>
    <style:style style:name="T68" style:family="text">
      <style:text-properties officeooo:rsid="11f11c40"/>
    </style:style>
    <style:style style:name="T69" style:family="text">
      <style:text-properties officeooo:rsid="1214dabc"/>
    </style:style>
    <style:style style:name="T70" style:family="text">
      <style:text-properties officeooo:rsid="124cf202"/>
    </style:style>
    <style:style style:name="T71" style:family="text">
      <style:text-properties officeooo:rsid="1267f446"/>
    </style:style>
    <style:style style:name="T72" style:family="text">
      <style:text-properties officeooo:rsid="1288ea72"/>
    </style:style>
    <style:style style:name="T73" style:family="text">
      <style:text-properties officeooo:rsid="128e7a88"/>
    </style:style>
    <style:style style:name="T74" style:family="text">
      <style:text-properties officeooo:rsid="128e9d78"/>
    </style:style>
    <style:style style:name="T75" style:family="text">
      <style:text-properties officeooo:rsid="1298be60"/>
    </style:style>
    <style:style style:name="T76" style:family="text">
      <style:text-properties officeooo:rsid="129c8c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utorials for Youtube</text:p>
      <text:p text:style-name="P16"/>
      <text:p text:style-name="P7">Categories</text:p>
      <text:p text:style-name="P17"><text:span text:style-name="T18">Grocery, Food, </text:span>Electrical, Hardware, <text:span text:style-name="T18">Electronics, Computer and Mobiles</text:span></text:p>
      <text:p text:style-name="P8"/>
      <text:p text:style-name="P8"/>
      <text:p text:style-name="P8">Sample Markets</text:p>
      <text:p text:style-name="P40">Daily Essentials, Farmers Garden, </text:p>
      <text:p text:style-name="P41"><text:span text:style-name="T26">Electrical &amp; Hardware – </text:span>Electrical-<text:span text:style-name="T25">Hardware-</text:span>electronics-computer,</text:p>
      <text:p text:style-name="P42">Medical Market</text:p>
      <text:p text:style-name="P42"/>
      <text:p text:style-name="P99"><text:span text:style-name="T11">Add </text:span><text:span text:style-name="T4">Sample Markets and apply to government, </text:span><text:span text:style-name="T12">NRAI</text:span></text:p>
      <text:p text:style-name="P12"/>
      <text:p text:style-name="P13"/>
      <text:p text:style-name="P51"><text:span text:style-name="T22">Major </text:span><text:span text:style-name="T21">Features Pending</text:span></text:p>
      <text:p text:style-name="P5">- <text:span text:style-name="T1">Delivery by Market </text:span><text:span text:style-name="T43">[fixed]</text:span></text:p>
      <text:p text:style-name="P43">- Payment gateway <text:span text:style-name="T46">[Fixed]</text:span></text:p>
      <text:p text:style-name="P39">- copy items from one market to another</text:p>
      <text:p text:style-name="P5"/>
      <text:p text:style-name="P44">- Delivery Slot and Order Item aggregator for shop</text:p>
      <text:p text:style-name="P19">- Improved Search with Search Suggestions</text:p>
      <text:p text:style-name="P98"><text:span text:style-name="T4">- Private Item</text:span><text:span text:style-name="T9">s catalogue ( Enable Food Delivery)</text:span></text:p>
      <text:p text:style-name="P38"/>
      <text:p text:style-name="P38"/>
      <text:p text:style-name="P14"><text:span text:style-name="T64">S</text:span>taff Requirements</text:p>
      <text:p text:style-name="P14"/>
      <text:p text:style-name="P45"><text:span text:style-name="T73">Developer Staff : </text:span>1 android developer, 1 backend java developer</text:p>
      <text:p text:style-name="P45"><text:span text:style-name="T74">Advertizing Staff : </text:span>1 digital marketing and design (Shwori)</text:p>
      <text:p text:style-name="P47">Sales <text:span text:style-name="T72">Staff : </text:span><text:span text:style-name="T76">1 – 2 Person for Sales and Convincing Admins</text:span></text:p>
      <text:p text:style-name="P46"><text:span text:style-name="T71">Support Staff – </text:span><text:span text:style-name="T75">Tech | Non-Tech </text:span>Support <text:span text:style-name="T75">for Market Admins</text:span></text:p>
      <text:p text:style-name="P46"/>
      <text:p text:style-name="P38"/>
      <text:p text:style-name="P11"><text:span text:style-name="T64">R</text:span>equired Changes</text:p>
      <text:p text:style-name="P11"/>
      <text:p text:style-name="P73">Create <text:span text:style-name="T65">Partner </text:span>License Aggrement and Invoice</text:p>
      <text:p text:style-name="P75"><text:span text:style-name="T66">Video Tutorials on Youtube </text:span><text:span text:style-name="T61">f</text:span><text:span text:style-name="T68">or Market </text:span><text:span text:style-name="T69">Admins</text:span><text:span text:style-name="T68"> Guide</text:span></text:p>
      <text:p text:style-name="P91">Flyer and Pamphlet Design</text:p>
      <text:p text:style-name="P75"/>
      <text:p text:style-name="P75"/>
      <text:p text:style-name="P72"><text:soft-page-break/>Automate server updates <text:span text:style-name="T70">and container management</text:span></text:p>
      <text:p text:style-name="P71"/>
      <text:p text:style-name="P71">Show Two multi-market formats to Deepa and decide <text:span text:style-name="T67">about that</text:span></text:p>
      <text:p text:style-name="P77">Source-Code Copyright &amp; Nearby Shops Trademark (Optional)</text:p>
      <text:p text:style-name="P68"/>
      <text:p text:style-name="P70">Order Status Track<text:span text:style-name="T58">er in order detail</text:span></text:p>
      <text:p text:style-name="P66">Show market helpline <text:span text:style-name="T59">and support options </text:span>in <text:span text:style-name="T47">order detail</text:span></text:p>
      <text:p text:style-name="P67">show delivery boy in order detail</text:p>
      <text:p text:style-name="P67"/>
      <text:p text:style-name="P78">Prompt User to Submit Email – if he signed up with SMS</text:p>
      <text:p text:style-name="P97"><text:span text:style-name="T38">Generate Subscription billing </text:span><text:span text:style-name="T39">&amp; comission billing </text:span><text:span text:style-name="T38">for admins</text:span></text:p>
      <text:p text:style-name="P102"/>
      <text:p text:style-name="P102"/>
      <text:p text:style-name="P102"/>
      <text:p text:style-name="P97"><text:span text:style-name="T24">Technical </text:span><text:span text:style-name="T23">Architecture </text:span><text:span text:style-name="T24">Improvements</text:span></text:p>
      <text:p text:style-name="P15">- <text:span text:style-name="T17">password recycler intent activity</text:span></text:p>
      <text:p text:style-name="P48">- <text:span text:style-name="T20">improved </text:span>app Navigation <text:span text:style-name="T20">with Deep links</text:span></text:p>
      <text:p text:style-name="P48">- Kotlin and use MVVM</text:p>
      <text:p text:style-name="P48">- <text:span text:style-name="T15">Explore API migeration to Hasura</text:span></text:p>
      <text:p text:style-name="P48">- <text:span text:style-name="T16">API Cleanup</text:span></text:p>
      <text:p text:style-name="P49">- Add <text:span text:style-name="T3">these </text:span>tables</text:p>
      <text:p text:style-name="P49"><text:s text:c="2"/>- Notifications and Messages</text:p>
      <text:p text:style-name="P49">- Preferences</text:p>
      <text:p text:style-name="P49"><text:span text:style-name="T8">- </text:span><text:span text:style-name="T13">Add TLS encryption</text:span></text:p>
      <text:p text:style-name="P101"/>
      <text:p text:style-name="P101"/>
      <text:p text:style-name="P101"/>
      <text:p text:style-name="P92">Essentials <text:span text:style-name="T57">Changes</text:span></text:p>
      <text:p text:style-name="P92"/>
      <text:p text:style-name="P80">Create Better Demo – new instance with more items, white theme, button theme, single vendor demo, <text:span text:style-name="T60">direct login using OTP</text:span></text:p>
      <text:p text:style-name="P80"/>
      <text:p text:style-name="P35">filters for HD inventory, PFS inventory and Order History</text:p>
      <text:p text:style-name="P36">Delivery Boy Salary Calculation</text:p>
      <text:p text:style-name="P81">Redeliver option for returned orders</text:p>
      <text:p text:style-name="P80"/>
      <text:p text:style-name="P74"/>
      <text:p text:style-name="P82">Admin Panel and Ios app</text:p>
      <text:p text:style-name="P76">Create API Documentation</text:p>
      <text:p text:style-name="P83"><text:soft-page-break/></text:p>
      <text:p text:style-name="P83">Comission Calculation</text:p>
      <text:p text:style-name="P69"/>
      <text:p text:style-name="P56">Send Push Notification – Push Notification Composer <text:span text:style-name="T63">[Done]</text:span></text:p>
      <text:p text:style-name="P84">Push Notification <text:span text:style-name="T40">Improvements – </text:span><text:span text:style-name="T49">clicking on notification opens screen</text:span></text:p>
      <text:p text:style-name="P85">Delivery Person Gets Notification <text:span text:style-name="T62">[Done]</text:span></text:p>
      <text:p text:style-name="P79"/>
      <text:p text:style-name="P86">Referral Scheme</text:p>
      <text:p text:style-name="P87"/>
      <text:p text:style-name="P87">Write RazorPay Tutorial, </text:p>
      <text:p text:style-name="P88">Update Developer Guide with Installation tutorials <text:span text:style-name="T48">and google service</text:span></text:p>
      <text:p text:style-name="P89">Invoice and License Aggregement</text:p>
      <text:p text:style-name="P37"/>
      <text:p text:style-name="P37">Add a note to the customer after Place Order – </text:p>
      <text:p text:style-name="P90"><text:span text:style-name="T53">[</text:span><text:span text:style-name="T54">If you do not receive order confirmation within 5 minutes – please call the delivery helpline of the Shop to ensure </text:span><text:span text:style-name="T55">prompt </text:span><text:span text:style-name="T56">&amp; </text:span><text:span text:style-name="T54">faster Delivery of your order. </text:span><text:span text:style-name="T53">]</text:span></text:p>
      <text:p text:style-name="P90"/>
      <text:p text:style-name="P4"/>
      <text:p text:style-name="P2"/>
      <text:p text:style-name="P9">Feature Requests</text:p>
      <text:p text:style-name="P9"/>
      <text:p text:style-name="P93">Admin Panel </text:p>
      <text:p text:style-name="P96">Sales Report in Admin Panel</text:p>
      <text:p text:style-name="P94">Wallet <text:span text:style-name="T50">and Pay using Wallet</text:span></text:p>
      <text:p text:style-name="P52">Referral Credit</text:p>
      <text:p text:style-name="P95">Find Shop by Scan Code</text:p>
      <text:p text:style-name="P53">Generate Invoice</text:p>
      <text:p text:style-name="P58">Email Templates</text:p>
      <text:p text:style-name="P55"/>
      <text:p text:style-name="P54">Order Tracking on Map</text:p>
      <text:p text:style-name="P59">Store Timings</text:p>
      <text:p text:style-name="P60">Show app Logo for 2 seconds in startup</text:p>
      <text:p text:style-name="P58"/>
      <text:p text:style-name="P57">Discounted Price <text:span text:style-name="T51">through Admin</text:span></text:p>
      <text:p text:style-name="P20"><text:span text:style-name="T30">Customer Note <text:s/>/ </text:span><text:span text:style-name="T37">Delivery hours notice</text:span></text:p>
      <text:p text:style-name="P65">Shop Keeper Note</text:p>
      <text:p text:style-name="P2"/>
      <text:p text:style-name="P2"/>
      <text:p text:style-name="P2"><text:soft-page-break/></text:p>
      <text:p text:style-name="P2"/>
      <text:p text:style-name="P2"/>
      <text:p text:style-name="P10"><text:span text:style-name="T52">Feature </text:span>Suggestions</text:p>
      <text:p text:style-name="P10"/>
      <text:p text:style-name="P23"><text:span text:style-name="T32">Tutorials </text:span><text:span text:style-name="T33">for</text:span><text:span text:style-name="T32"> </text:span><text:span text:style-name="T34">Delivery Boy, </text:span><text:span text:style-name="T35">staff</text:span><text:span text:style-name="T34"> </text:span><text:span text:style-name="T36">and wherever applicable</text:span></text:p>
      <text:p text:style-name="P10"/>
      <text:p text:style-name="P21">- Order Editor – Edit order by shop keeper</text:p>
      <text:p text:style-name="P3">- <text:span text:style-name="T2">Discount coupons </text:span></text:p>
      <text:p text:style-name="P3">- <text:span text:style-name="T1">item subscriptions</text:span></text:p>
      <text:p text:style-name="P1">- <text:span text:style-name="T29">UI Improvements – Use code from Codecanyon, dribble &amp; uplabs</text:span></text:p>
      <text:p text:style-name="P50"><text:span text:style-name="T4">- </text:span><text:span text:style-name="T5">Filter Items by Item Brand or Cuisine</text:span></text:p>
      <text:p text:style-name="P50"><text:span text:style-name="T5">- </text:span><text:span text:style-name="T6">Multiple layouts for Vendors </text:span><text:span text:style-name="T10">and vendors</text:span><text:span text:style-name="T6"> choose default item layout</text:span></text:p>
      <text:p text:style-name="P1"><text:span text:style-name="T7">- </text:span><text:span text:style-name="T8">market analytics and shop analytics</text:span></text:p>
      <text:p text:style-name="P33"/>
      <text:p text:style-name="P24"><text:span text:style-name="T44">Issue : </text:span>Figure out network crash bug – crash on low network</text:p>
      <text:p text:style-name="P25">Issue : User Account approved in API</text:p>
      <text:p text:style-name="P61"/>
      <text:p text:style-name="P26">Share your shop <text:span text:style-name="T14">feature – deep link for shop home</text:span></text:p>
      <text:p text:style-name="P22"/>
      <text:p text:style-name="P27">Item Duplication Prevention <text:span text:style-name="T45">using Name Suggest</text:span></text:p>
      <text:p text:style-name="P28">Item Duplication Prevention using Barcode</text:p>
      <text:p text:style-name="P62">Search Using Barcode – Items Database</text:p>
      <text:p text:style-name="P29"/>
      <text:p text:style-name="P30">Market Admin Gets Notification when new Shop Registers</text:p>
      <text:p text:style-name="P31"><text:span text:style-name="T30">Order rating </text:span><text:span text:style-name="T31">&amp; Order Item Rating</text:span></text:p>
      <text:p text:style-name="P63"><text:span text:style-name="T41">Remove </text:span><text:span text:style-name="T42">staff</text:span><text:span text:style-name="T41"> from shop or market</text:span></text:p>
      <text:p text:style-name="P64">More Integrations for SMS</text:p>
      <text:p text:style-name="P18"/>
      <text:p text:style-name="P18"><text:span text:style-name="T28">O</text:span><text:span text:style-name="T27">nly few permitted shops (permitted by market admin) can add items to database</text:span></text:p>
      <text:p text:style-name="P18"/>
      <text:p text:style-name="P32">Bottom Bar <text:span text:style-name="T19">Colored Indicators</text:span></text:p>
      <text:p text:style-name="P34">minimum order amou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2T19:21:49.828755534</meta:creation-date>
    <meta:generator>LibreOffice/6.4.6.2$Linux_X86_64 LibreOffice_project/40$Build-2</meta:generator>
    <dc:date>2020-09-25T08:08:22.493555087</dc:date>
    <meta:editing-duration>P40DT20H37M40S</meta:editing-duration>
    <meta:editing-cycles>1715</meta:editing-cycles>
    <meta:document-statistic meta:table-count="0" meta:image-count="0" meta:object-count="0" meta:page-count="4" meta:paragraph-count="95" meta:word-count="564" meta:character-count="3635" meta:non-whitespace-character-count="3144"/>
  </office:meta>
</office:document-meta>
</file>